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0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2.5cm" fo:min-width="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8cm" fo:min-width="5.5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3cm" fo:min-width="6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99cm" svg:height="3.812cm" svg:x="6.5cm" svg:y="6.187cm" svg:viewBox="0 0 2000 3813" svg:d="M0 1315v-1-749-1h957l-6-172 989-392v1l60 1780v1l-609-195-404-130-5-142zM1000 565h-43l25 749h18zM982 1315v-1zM1940 2031l60 1780v1 1l-1013-325v-1l-5-141h-982v-1-749-1h957l-6-173 402-159zM982 3345h18v-749h-43z">
          <text:p/>
        </draw:path>
        <draw:path draw:style-name="gr1" draw:text-style-name="P1" draw:layer="layout" svg:width="1.999cm" svg:height="3.812cm" draw:transform="rotate (1.5707963267949) translate (10.4366662050695cm 26.5cm)" svg:viewBox="0 0 2000 3813" svg:d="M0 1315v-1-749-1h957l-6-172 989-392v1l60 1780v1l-609-195-404-130-5-142zM1000 565h-43l25 749h18zM982 1315v-1zM1940 2031l60 1780v1 1l-1013-325v-1l-5-141h-982v-1-749-1h957l-6-173 402-159zM982 3345h18v-749h-43z">
          <text:p/>
        </draw:path>
        <draw:path draw:style-name="gr1" draw:text-style-name="P1" draw:layer="layout" svg:width="1.999cm" svg:height="3.812cm" draw:transform="rotate (1.5707963267949) translate (36.4996662050695cm 26.5cm)" svg:viewBox="0 0 2000 3813" svg:d="M0 1315v-1-749-1h957l-6-172 989-392v1l60 1780v1l-609-195-404-130-5-142zM1000 565h-43l25 749h18zM982 1315v-1zM1940 2031l60 1780v1 1l-1013-325v-1l-5-141h-982v-1-749-1h957l-6-173 402-159zM982 3345h18v-749h-43z">
          <text:p/>
        </draw:path>
        <draw:custom-shape draw:style-name="gr2" draw:text-style-name="P2" draw:layer="layout" svg:width="31.5cm" svg:height="22.75cm" svg:x="9.25cm" svg:y="1.5cm">
          <text:p text:style-name="P1">Leechkirche, Graz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8.25cm" svg:x="2.75cm" svg:y="10.5cm">
          <text:p text:style-name="P1">Pipe </text:p>
          <text:p text:style-name="P1">Orga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75cm" svg:height="3.25cm" svg:x="2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91cm" svg:height="0.962cm" svg:x="3.809cm" svg:y="7.75cm">
          <draw:text-box>
            <text:p>Pair A</text:p>
          </draw:text-box>
        </draw:frame>
        <draw:frame draw:style-name="gr6" draw:text-style-name="P3" draw:layer="layout" svg:width="2.25cm" svg:height="1cm" svg:x="11.25cm" svg:y="27cm">
          <draw:text-box>
            <text:p>Pair B</text:p>
          </draw:text-box>
        </draw:frame>
        <draw:frame draw:style-name="gr5" draw:text-style-name="P3" draw:layer="layout" svg:width="2.263cm" svg:height="0.962cm" svg:x="37.25cm" svg:y="27.25cm">
          <draw:text-box>
            <text:p>Pair C</text:p>
          </draw:text-box>
        </draw:frame>
        <draw:frame draw:style-name="gr7" draw:text-style-name="P3" draw:layer="layout" svg:width="4.515cm" svg:height="1.462cm" svg:x="3cm" svg:y="2.538cm">
          <draw:text-box>
            <text:p>Positive orga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9T13:53:48.289600752</meta:creation-date>
    <dc:date>2022-05-29T14:13:32.515140216</dc:date>
    <meta:editing-duration>PT9M34S</meta:editing-duration>
    <meta:editing-cycles>1</meta:editing-cycles>
    <meta:generator>LibreOffice/7.0.4.2$Linux_X86_64 LibreOffice_project/00$Build-2</meta:generator>
    <meta:document-statistic meta:object-count="10"/>
  </office:meta>
</office:document-meta>
</file>